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Roman 10" svg:font-family="'LM Roman 10'"/>
    <style:font-face style:name="LM Roman 101" svg:font-family="'LM Roman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159cm" svg:stroke-color="#3465a4" draw:marker-start-width="0.438cm" draw:marker-end-width="0.438cm" svg:stroke-linecap="butt" draw:fill="solid" draw:textarea-vertical-align="middle" fo:padding-top="0.204cm" fo:padding-bottom="0.204cm" fo:padding-left="0.329cm" fo:padding-right="0.329cm" loext:decorative="false"/>
    </style:style>
    <style:style style:name="gr3" style:family="graphic" style:parent-style-name="objectwithoutfill">
      <style:graphic-properties svg:stroke-width="0.159cm" svg:stroke-color="#ea7500" draw:marker-start-width="0.438cm" draw:marker-end-width="0.438cm" svg:stroke-linecap="butt" draw:fill="solid" draw:textarea-vertical-align="middle" fo:padding-top="0.204cm" fo:padding-bottom="0.204cm" fo:padding-left="0.329cm" fo:padding-right="0.329cm" loext:decorative="false"/>
    </style:style>
    <style:style style:name="gr4" style:family="graphic" style:parent-style-name="objectwithoutfill">
      <style:graphic-properties svg:stroke-width="0.159cm" svg:stroke-color="#5eb91e" draw:marker-start-width="0.438cm" draw:marker-end-width="0.438cm" svg:stroke-linecap="butt" draw:fill="solid" draw:textarea-vertical-align="middle" fo:padding-top="0.204cm" fo:padding-bottom="0.204cm" fo:padding-left="0.329cm" fo:padding-right="0.329cm" loext:decorative="false"/>
    </style:style>
    <style:style style:name="gr5" style:family="graphic" style:parent-style-name="objectwithoutfill">
      <style:graphic-properties svg:stroke-width="0.159cm" svg:stroke-color="#168253" draw:marker-start-width="0.438cm" draw:marker-end-width="0.438cm" svg:stroke-linecap="butt" draw:fill="solid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svg:stroke-color="#f10d0c" draw:marker-start-width="0.438cm" draw:marker-end-width="0.438cm" svg:stroke-linecap="butt" draw:fill="solid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780373" draw:marker-start-width="0.438cm" draw:marker-end-width="0.438cm" svg:stroke-linecap="butt" draw:fill="solid" draw:textarea-vertical-align="middle" fo:padding-top="0.204cm" fo:padding-bottom="0.204cm" fo:padding-left="0.329cm" fo:padding-right="0.329cm" loext:decorative="false"/>
    </style:style>
    <style:style style:name="gr8" style:family="graphic" style:parent-style-name="standard">
      <style:graphic-properties draw:stroke="solid" svg:stroke-width="0.035cm" svg:stroke-color="#666666" draw:marker-start-width="0.252cm" draw:marker-end-width="0.252cm" draw:fill="solid" draw:fill-color="#ffffff" draw:textarea-horizontal-align="right" draw:textarea-vertical-align="middle" draw:auto-grow-height="false" fo:min-height="3.052cm" fo:min-width="3.818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02cm" fo:min-width="12.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03cm" fo:min-width="7.12cm" loext:decorative="false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svg:stroke-width="0.106cm" svg:stroke-color="#666666" draw:marker-start-width="0.358cm" draw:marker-end-width="0.358cm" draw:fill="none" loext:fill-use-slide-background="false" draw:textarea-horizontal-align="justify" draw:textarea-vertical-align="middle" draw:auto-grow-height="false" fo:min-height="7.37cm" fo:min-width="12.2cm" fo:padding-top="0.177cm" fo:padding-bottom="0.177cm" fo:padding-left="0.302cm" fo:padding-right="0.302cm" loext:decorative="false"/>
    </style:style>
    <style:style style:name="gr13" style:family="graphic" style:parent-style-name="objectwithoutfill">
      <style:graphic-properties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line-height="65%" fo:text-align="end"/>
      <style:text-properties style:font-name="LM Mono 10" fo:font-size="15pt" fo:letter-spacing="0.04cm" style:font-size-asian="15pt" style:font-size-complex="15pt"/>
    </style:style>
    <style:style style:name="P3" style:family="paragraph">
      <loext:graphic-properties draw:fill="solid" draw:fill-color="#ffffff"/>
      <style:paragraph-properties fo:line-height="65%" fo:text-align="end" style:writing-mode="lr-tb"/>
      <style:text-properties style:font-name="LM Mono 10" fo:font-size="15pt" fo:letter-spacing="0.04cm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LM Roman 101"/>
    </style:style>
    <style:style style:name="P6" style:family="paragraph">
      <loext:graphic-properties draw:fill="none" draw:fill-color="#ffffff"/>
      <style:paragraph-properties fo:text-align="center"/>
      <style:text-properties style:font-name="LM Roman 101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LM Mono 10" fo:font-size="15pt" fo:letter-spacing="0.04cm" style:font-size-asian="15pt" style:font-size-complex="15pt"/>
    </style:style>
    <style:style style:name="T2" style:family="text">
      <style:text-properties style:font-name="LM Roman 101"/>
    </style:style>
    <style:style style:name="T3" style:family="text">
      <style:text-properties style:font-name="LM Roman 10" style:font-name-asian="LM Roman 10" style:font-name-complex="LM Roman 10"/>
    </style:style>
    <style:style style:name="T4" style:family="text">
      <style:text-properties style:font-name="LM Roman 10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12.572cm" svg:height="0.961cm" svg:x="2.27cm" svg:y="10.017cm" svg:viewBox="0 0 12573 962" svg:d="M0 0c4243 1524 8487 1016 12573 0">
            <text:p/>
          </draw:path>
          <draw:path draw:style-name="gr3" draw:text-style-name="P1" draw:layer="layout" svg:width="12.613cm" svg:height="0.806cm" draw:transform="skewX (0.0425860337486617) rotate (-0.0806342114421386) translate (2.27001509886949cm 10.905878085168cm)" svg:viewBox="0 0 12614 807" svg:d="M0 0c4528 912 8508 1228 12614 0">
            <text:p/>
          </draw:path>
          <draw:path draw:style-name="gr4" draw:text-style-name="P1" draw:layer="layout" svg:width="12.559cm" svg:height="1.432cm" draw:transform="skewX (-0.0268780704807127) rotate (0.0504400153826361) translate (2.27cm 9.255cm)" svg:viewBox="0 0 12560 1433" svg:d="M0 0c4104 1863 8356 1824 12560 380">
            <text:p/>
          </draw:path>
          <draw:path draw:style-name="gr5" draw:text-style-name="P1" draw:layer="layout" svg:width="12.59cm" svg:height="1.579cm" draw:transform="skewX (0.0375245789178781) rotate (-0.0706858347057706) translate (2.28382226955885cm 8.36576249158481cm)" svg:viewBox="0 0 12591 1580" svg:d="M0 127c4482 2108 8861 1797 12591-127">
            <text:p/>
          </draw:path>
          <draw:path draw:style-name="gr6" draw:text-style-name="P1" draw:layer="layout" svg:width="12.832cm" svg:height="2.187cm" draw:transform="skewX (0.0424115008234622) rotate (-0.0806342114421386) translate (2.27cm 7.858cm)" svg:viewBox="0 0 12833 2188" svg:d="M0 0c4262 1316 9039 2975 12833 1772">
            <text:p/>
          </draw:path>
          <draw:path draw:style-name="gr7" draw:text-style-name="P1" draw:layer="layout" svg:width="13.952cm" svg:height="2.093cm" draw:transform="skewX (0.144862327915529) rotate (-0.307177948351002) translate (2.27cm 7.35cm)" svg:viewBox="0 0 13953 2094" svg:d="M0 0c4892 1306 10238 2881 13953 1646">
            <text:p/>
          </draw:path>
        </draw:g>
        <draw:custom-shape draw:style-name="gr8" draw:text-style-name="P3" draw:layer="layout" svg:width="4.318cm" svg:height="3.302cm" svg:x="10.525cm" svg:y="6.207cm">
          <text:p text:style-name="P2"><text:span text:style-name="T1">1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 </text:span></text:p>
          <text:p text:style-name="P2"><text:span text:style-name="T1">2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/text:p>
          <text:p text:style-name="P2"><text:span text:style-name="T1">4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/text:p>
          <text:p text:style-name="P2"><text:span text:style-name="T1">8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/text:p>
          <text:p text:style-name="P2"><text:span text:style-name="T1">1</text:span><text:span text:style-name="T1">6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/text:p>
          <text:p text:style-name="P2"><text:span text:style-name="T1">3</text:span><text:span text:style-name="T1">2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/text:p>
          <text:p text:style-name="P2"><text:span text:style-name="T1">6</text:span><text:span text:style-name="T1">4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2.7cm" svg:height="1.27cm" svg:x="2.27cm" svg:y="13.7cm">
          <draw:text-box>
            <text:p text:style-name="P4"><text:span text:style-name="T2">M</text:span><text:span text:style-name="T2">e</text:span><text:span text:style-name="T2">m</text:span><text:span text:style-name="T2">. </text:span><text:span text:style-name="T2">m</text:span><text:span text:style-name="T2">o</text:span><text:span text:style-name="T2">d</text:span><text:span text:style-name="T2">ul</text:span><text:span text:style-name="T2">es</text:span></text:p>
          </draw:text-box>
        </draw:frame>
        <draw:frame draw:style-name="gr10" draw:text-style-name="P6" draw:layer="layout" svg:width="7.62cm" svg:height="1.153cm" draw:transform="rotate (1.5707963267949) translate (1cm 13.7cm)">
          <draw:text-box>
            <text:p text:style-name="P4"><text:span text:style-name="T3">W</text:span><text:span text:style-name="T3"> </text:span><text:span text:style-name="T4">v</text:span><text:span text:style-name="T4">al</text:span><text:span text:style-name="T4">u</text:span><text:span text:style-name="T4">es</text:span></text:p>
          </draw:text-box>
        </draw:frame>
        <draw:line draw:style-name="gr11" draw:text-style-name="P1" draw:layer="layout" svg:x1="1.339cm" svg:y1="10.575cm" svg:x2="1.339cm" svg:y2="11.083cm">
          <text:p/>
        </draw:line>
        <draw:custom-shape draw:style-name="gr12" draw:text-style-name="P7" draw:layer="layout" svg:width="12.7cm" svg:height="7.62cm" svg:x="2.27cm" svg:y="6.08cm">
          <text:p/>
          <draw:enhanced-geometry svg:viewBox="0 0 21600 21600" draw:type="rectangle" draw:enhanced-path="M 0 0 L 21600 0 21600 21600 0 21600 0 0 Z N"/>
        </draw:custom-shape>
        <draw:g draw:style-name="gr1">
          <draw:line draw:style-name="gr13" draw:text-style-name="P1" draw:layer="layout" svg:x1="2.27cm" svg:y1="13.446cm" svg:x2="2.27cm" svg:y2="13.954cm">
            <text:p/>
          </draw:line>
          <draw:line draw:style-name="gr13" draw:text-style-name="P1" draw:layer="layout" svg:x1="3.54cm" svg:y1="13.446cm" svg:x2="3.54cm" svg:y2="13.954cm">
            <text:p/>
          </draw:line>
          <draw:line draw:style-name="gr13" draw:text-style-name="P1" draw:layer="layout" svg:x1="4.81cm" svg:y1="13.446cm" svg:x2="4.81cm" svg:y2="13.954cm">
            <text:p/>
          </draw:line>
          <draw:line draw:style-name="gr13" draw:text-style-name="P1" draw:layer="layout" svg:x1="6.08cm" svg:y1="13.446cm" svg:x2="6.08cm" svg:y2="13.954cm">
            <text:p/>
          </draw:line>
          <draw:line draw:style-name="gr13" draw:text-style-name="P1" draw:layer="layout" svg:x1="7.35cm" svg:y1="13.446cm" svg:x2="7.35cm" svg:y2="13.954cm">
            <text:p/>
          </draw:line>
          <draw:line draw:style-name="gr13" draw:text-style-name="P1" draw:layer="layout" svg:x1="8.62cm" svg:y1="13.446cm" svg:x2="8.62cm" svg:y2="13.954cm">
            <text:p/>
          </draw:line>
          <draw:line draw:style-name="gr13" draw:text-style-name="P1" draw:layer="layout" svg:x1="9.89cm" svg:y1="13.446cm" svg:x2="9.89cm" svg:y2="13.954cm">
            <text:p/>
          </draw:line>
          <draw:line draw:style-name="gr13" draw:text-style-name="P1" draw:layer="layout" svg:x1="11.16cm" svg:y1="13.446cm" svg:x2="11.16cm" svg:y2="13.954cm">
            <text:p/>
          </draw:line>
          <draw:line draw:style-name="gr13" draw:text-style-name="P1" draw:layer="layout" svg:x1="12.43cm" svg:y1="13.446cm" svg:x2="12.43cm" svg:y2="13.954cm">
            <text:p/>
          </draw:line>
          <draw:line draw:style-name="gr13" draw:text-style-name="P1" draw:layer="layout" svg:x1="13.7cm" svg:y1="13.446cm" svg:x2="13.7cm" svg:y2="13.954cm">
            <text:p/>
          </draw:line>
          <draw:line draw:style-name="gr13" draw:text-style-name="P1" draw:layer="layout" svg:x1="14.97cm" svg:y1="13.446cm" svg:x2="14.97cm" svg:y2="13.954cm">
            <text:p/>
          </draw:line>
          <draw:line draw:style-name="gr13" draw:text-style-name="P1" draw:layer="layout" svg:x1="2.524cm" svg:y1="6.08cm" svg:x2="2.016cm" svg:y2="6.08cm">
            <text:p/>
          </draw:line>
          <draw:line draw:style-name="gr13" draw:text-style-name="P1" draw:layer="layout" svg:x1="2.524cm" svg:y1="7.35cm" svg:x2="2.016cm" svg:y2="7.35cm">
            <text:p/>
          </draw:line>
          <draw:line draw:style-name="gr13" draw:text-style-name="P1" draw:layer="layout" svg:x1="2.524cm" svg:y1="8.62cm" svg:x2="2.016cm" svg:y2="8.62cm">
            <text:p/>
          </draw:line>
          <draw:line draw:style-name="gr13" draw:text-style-name="P1" draw:layer="layout" svg:x1="2.524cm" svg:y1="9.89cm" svg:x2="2.016cm" svg:y2="9.89cm">
            <text:p/>
          </draw:line>
          <draw:line draw:style-name="gr13" draw:text-style-name="P1" draw:layer="layout" svg:x1="2.524cm" svg:y1="11.16cm" svg:x2="2.016cm" svg:y2="11.16cm">
            <text:p/>
          </draw:line>
          <draw:line draw:style-name="gr13" draw:text-style-name="P1" draw:layer="layout" svg:x1="2.524cm" svg:y1="12.43cm" svg:x2="2.016cm" svg:y2="12.43cm">
            <text:p/>
          </draw:line>
          <draw:line draw:style-name="gr13" draw:text-style-name="P1" draw:layer="layout" svg:x1="2.524cm" svg:y1="13.7cm" svg:x2="2.016cm" svg:y2="13.7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Roman 10" svg:font-family="'LM Roman 10'"/>
    <style:font-face style:name="LM Roman 101" svg:font-family="'LM Roman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0-05T06:33:37.745262152</meta:creation-date>
    <dc:date>2026-01-28T17:11:56.531698836</dc:date>
    <meta:editing-duration>PT9M42S</meta:editing-duration>
    <meta:editing-cycles>3</meta:editing-cycles>
    <meta:generator>LibreOffice/25.2.7.2$Linux_X86_64 LibreOffice_project/520$Build-2</meta:generator>
    <meta:print-date>2026-01-28T17:12:09.574330730</meta:print-date>
    <meta:printed-by>PDF files</meta:printed-by>
    <meta:document-statistic meta:object-count="31"/>
  </office:meta>
</office:document-meta>
</file>